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174e" officeooo:paragraph-rsid="001c174e"/>
    </style:style>
    <style:style style:name="P2" style:family="paragraph" style:parent-style-name="Standard">
      <style:text-properties officeooo:rsid="001da823" officeooo:paragraph-rsid="001da823"/>
    </style:style>
    <style:style style:name="T1" style:family="text">
      <style:text-properties officeooo:rsid="001da8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nzept : <text:s text:c="4"/>Man will Namen der Person und seine Adresse herausfinden um hin zu finden <text:span text:style-name="T1">und Rucksack zurückzubekommen.</text:span></text:p>
      <text:p text:style-name="P1"/>
      <text:p text:style-name="P2">Vorher : Auf Insta Account steht das er auf dem ASG war in der Biographie </text:p>
      <text:p text:style-name="P2"/>
      <text:p text:style-name="P2"/>
      <text:p text:style-name="P2">==&gt; Plan : Am nächsten Tag in die Schule gehen und dann in die Schulbiblothek gehen um in den Jahrgangsbüchern nach ihm zu suchen </text:p>
      <text:p text:style-name="P2"/>
      <text:p text:style-name="P2">==&gt; Markantes Merkmal ist gleich (z.B Narbe im Gesicht)</text:p>
      <text:p text:style-name="P2">Bei Foto steht Name und Adresse jeweils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1:51:23.941000000</meta:creation-date>
    <dc:date>2024-04-29T12:06:52.482000000</dc:date>
    <meta:editing-duration>PT14M40S</meta:editing-duration>
    <meta:editing-cycles>3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5" meta:word-count="73" meta:character-count="416" meta:non-whitespace-character-count="342"/>
  </office:meta>
</office:document-meta>
</file>